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Tempo em Segundos e MS</text:p>
          </table:table-cell>
          <table:covered-table-cell table:style-name="ce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style-name="Default"/>
          <table:table-cell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 office:value-type="string" calcext:value-type="string">
            <text:p>2217.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2"/>
          <table:table-cell office:value-type="string" calcext:value-type="string">
            <text:p>862.199190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e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2"/>
          <table:table-cell office:value-type="string" calcext:value-type="string">
            <text:p>1448.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" table:number-columns-repeated="2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 office:value-type="string" calcext:value-type="string">
            <text:p>468.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09T14:55:57.928461035</dc:date>
    <meta:editing-duration>PT25M32S</meta:editing-duration>
    <meta:editing-cycles>3</meta:editing-cycles>
    <meta:generator>LibreOffice/24.2.6.2$Linux_X86_64 LibreOffice_project/420$Build-2</meta:generator>
    <meta:document-statistic meta:table-count="1" meta:cell-count="47" meta:object-count="0"/>
  </office:meta>
</office:document-meta>
</file>